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obel3x3 (ms)</text:p>
          </table:table-cell>
          <table:table-cell office:value-type="string" table:style-name="ce1">
            <text:p>phaseAndMagnitude (ms)</text:p>
          </table:table-cell>
          <table:table-cell office:value-type="string" table:style-name="ce1">
            <text:p>nonMaxSupression (ms)</text:p>
          </table:table-cell>
          <table:table-cell office:value-type="string" table:style-name="ce1">
            <text:p>edgeTracing (ms)</text:p>
          </table:table-cell>
          <table:table-cell office:value-type="string" table:style-name="ce1">
            <text:p>Total (ms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riginal</text:p>
          </table:table-cell>
          <table:table-cell office:value-type="float" office:value="977.65800000000002" table:style-name="ce1">
            <text:p>977,658</text:p>
          </table:table-cell>
          <table:table-cell office:value-type="float" office:value="603.79999999999995" table:style-name="ce1">
            <text:p>603,8</text:p>
          </table:table-cell>
          <table:table-cell office:value-type="float" office:value="514.53200000000004" table:style-name="ce1">
            <text:p>514,532</text:p>
          </table:table-cell>
          <table:table-cell office:value-type="float" office:value="71.626999999999995" table:style-name="ce1">
            <text:p>71,627</text:p>
          </table:table-cell>
          <table:table-cell office:value-type="float" office:value="2167.616" table:style-name="ce1">
            <text:p>2167,6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"+ Optimizations"</text:p>
          </table:table-cell>
          <table:table-cell office:value-type="float" office:value="58.494999999999997" table:style-name="ce1">
            <text:p>58,495</text:p>
          </table:table-cell>
          <table:table-cell office:value-type="float" office:value="443.83100000000002" table:style-name="ce1">
            <text:p>443,831</text:p>
          </table:table-cell>
          <table:table-cell office:value-type="float" office:value="164.39500000000001" table:style-name="ce1">
            <text:p>164,395</text:p>
          </table:table-cell>
          <table:table-cell office:value-type="float" office:value="36.128999999999998" table:style-name="ce1">
            <text:p>36,129</text:p>
          </table:table-cell>
          <table:table-cell office:value-type="float" office:value="702.85" table:style-name="ce1">
            <text:p>702,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"+ Vectorization"</text:p>
          </table:table-cell>
          <table:table-cell office:value-type="float" office:value="61.569000000000003" table:style-name="ce1">
            <text:p>61,569</text:p>
          </table:table-cell>
          <table:table-cell office:value-type="float" office:value="455.41899999999998" table:style-name="ce1">
            <text:p>455,419</text:p>
          </table:table-cell>
          <table:table-cell office:value-type="float" office:value="160.41300000000001" table:style-name="ce1">
            <text:p>160,413</text:p>
          </table:table-cell>
          <table:table-cell office:value-type="float" office:value="37.627000000000002" table:style-name="ce1">
            <text:p>37,627</text:p>
          </table:table-cell>
          <table:table-cell office:value-type="float" office:value="715.02700000000004" table:style-name="ce1">
            <text:p>715,02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"+ FP relaxation"</text:p>
          </table:table-cell>
          <table:table-cell office:value-type="float" office:value="58.545000000000002" table:style-name="ce1">
            <text:p>58,545</text:p>
          </table:table-cell>
          <table:table-cell office:value-type="float" office:value="42.281999999999996" table:style-name="ce1">
            <text:p>42,282</text:p>
          </table:table-cell>
          <table:table-cell office:value-type="float" office:value="157.887" table:style-name="ce1">
            <text:p>157,887</text:p>
          </table:table-cell>
          <table:table-cell office:value-type="float" office:value="32.021000000000001" table:style-name="ce1">
            <text:p>32,021</text:p>
          </table:table-cell>
          <table:table-cell office:value-type="float" office:value="290.73599999999999" table:style-name="ce1">
            <text:p>290,7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"+ O3”</text:p>
          </table:table-cell>
          <table:table-cell office:value-type="float" office:value="44.078000000000003" table:style-name="ce1">
            <text:p>44,078</text:p>
          </table:table-cell>
          <table:table-cell office:value-type="float" office:value="42.05" table:style-name="ce1">
            <text:p>42,05</text:p>
          </table:table-cell>
          <table:table-cell office:value-type="float" office:value="157.10900000000001" table:style-name="ce1">
            <text:p>157,109</text:p>
          </table:table-cell>
          <table:table-cell office:value-type="float" office:value="38.9" table:style-name="ce1">
            <text:p>38,9</text:p>
          </table:table-cell>
          <table:table-cell office:value-type="float" office:value="282.20999999999998" table:style-name="ce1">
            <text:p>282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"+ OpenMP"</text:p>
          </table:table-cell>
          <table:table-cell office:value-type="float" office:value="16.606000000000002" table:style-name="ce1">
            <text:p>16,606</text:p>
          </table:table-cell>
          <table:table-cell office:value-type="float" office:value="65.260000000000005" table:style-name="ce1">
            <text:p>65,26</text:p>
          </table:table-cell>
          <table:table-cell office:value-type="float" office:value="23.05" table:style-name="ce1">
            <text:p>23,05</text:p>
          </table:table-cell>
          <table:table-cell office:value-type="float" office:value="25.83" table:style-name="ce1">
            <text:p>25,83</text:p>
          </table:table-cell>
          <table:table-cell office:value-type="float" office:value="130.69999999999999" table:style-name="ce1">
            <text:p>130,7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Miika Kulmala</dc:creator>
    <meta:creation-date>2023-10-19T07:24:19Z</meta:creation-date>
    <dc:date>2023-10-29T12:45:36Z</dc:date>
    <meta:editing-cycles>6</meta:editing-cycles>
    <meta:editing-duration>PT3734S</meta:editing-duration>
  </office:meta>
</office:document-meta>
</file>